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766cm" fo:min-width="1.53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152cm" svg:stroke-color="#ce181e" draw:marker-start-width="0.66cm" draw:marker-end-width="0.66cm" draw:fill="none" draw:textarea-vertical-align="middle" fo:padding-top="0.201cm" fo:padding-bottom="0.201cm" fo:padding-left="0.326cm" fo:padding-right="0.326cm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9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0" style:family="presentation" style:parent-style-name="כותרת_20_ותוכן_5f_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1" style:family="presentation" style:parent-style-name="כותרת_20_ותוכן_5f_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color="#009900" fo:font-size="26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0066ff" fo:font-size="36pt" style:font-size-asian="36pt" style:font-size-complex="36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start" style:writing-mode="lr-tb"/>
    </style:style>
    <style:style style:name="P17" style:family="paragraph">
      <loext:graphic-properties draw:fill="none" draw:fill-color="#ffffff"/>
      <style:paragraph-properties fo:text-align="start" style:writing-mode="lr-tb"/>
      <style:text-properties fo:color="#0066ff" fo:font-size="36pt" style:font-size-asian="36pt" style:font-size-complex="36pt"/>
    </style:style>
    <style:style style:name="P18" style:family="paragraph">
      <loext:graphic-properties draw:fill="none"/>
      <style:paragraph-properties fo:text-align="center"/>
      <style:text-properties fo:color="#00cc00" fo:font-size="26pt" style:font-size-asian="26pt" style:font-size-complex="26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fo:text-align="start" style:font-independent-line-spacing="true"/>
      <style:text-properties fo:font-size="40pt" fo:font-weight="normal" style:font-weight-asian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9900"/>
    </style:style>
    <style:style style:name="T6" style:family="text">
      <style:text-properties fo:color="#ce181e"/>
    </style:style>
    <style:style style:name="T7" style:family="text">
      <style:text-properties fo:color="#0066ff" fo:font-size="36pt" style:font-size-asian="36pt" style:font-size-complex="36pt"/>
    </style:style>
    <style:style style:name="T8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color="#0066ff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dddddd"/>
    </style:style>
    <style:style style:name="T11" style:family="text">
      <style:text-properties fo:color="#00cc00" fo:font-size="26pt" style:font-size-asian="26pt" style:font-size-complex="26pt"/>
    </style:style>
    <style:style style:name="T12" style:family="text">
      <style:text-properties fo:color="#0066ff" fo:font-style="italic" style:font-style-asian="italic" style:font-style-complex="italic"/>
    </style:style>
    <style:style style:name="T13" style:family="text">
      <style:text-properties fo:font-variant="normal" fo:text-transform="none" fo:color="#696464" style:text-outline="false" style:text-line-through-style="none" style:text-line-through-type="none" style:text-position="0% 100%" style:font-name="Arial1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3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dddddd" fo:font-style="italic" style:font-style-asian="italic" style:font-style-complex="italic"/>
    </style:style>
    <style:style style:name="T15" style:family="text">
      <style:text-properties fo:color="#0066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Introduction To Binary Trees</text:span></text:p>
          </draw:text-box>
        </draw:frame>
        <draw:frame draw:name="כותרת משנה 3" presentation:style-name="pr2" draw:text-style-name="P4" draw:layer="layout" svg:width="17.779cm" svg:height="4.444cm" svg:x="4.575cm" svg:y="11.518cm">
          <draw:text-box>
            <text:p text:style-name="P3"><text:span text:style-name="T2"/></text:p>
            <text:list text:style-name="L1">
              <text:list-item>
                <text:p text:style-name="P3"><text:span text:style-name="T2">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2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ata structures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</text:p>
              </text:list-item>
              <text:list-item>
                <text:p>Insert 7</text:p>
              </text:list-item>
              <text:list-item>
                <text:p>Contains 4? - False</text:p>
              </text:list-item>
              <text:list-item>
                <text:p>Contains 5? - True</text:p>
              </text:list-item>
              <text:list-item>
                <text:p>Insert 4</text:p>
              </text:list-item>
              <text:list-item>
                <text:p>Insert 6</text:p>
              </text:list-item>
              <text:list-item>
                <text:p text:style-name="P9">Contains 4? - True</text:p>
              </text:list-item>
              <text:list-item>
                <text:p>Contains 5? - Tr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olution #1 – Array</text:span></text:p>
          </draw:text-box>
        </draw:frame>
        <draw:frame draw:name="מציין מיקום של מספר שקופית 2" presentation:style-name="pr5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9.821cm" svg:height="15.874cm" svg:x="1.355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 <text:s text:c="3"/></text:p>
              </text:list-item>
              <text:list-item>
                <text:p>Insert 7</text:p>
              </text:list-item>
              <text:list-item>
                <text:p>Contains 4? - False</text:p>
              </text:list-item>
              <text:list-item>
                <text:p>Contains 5? - True</text:p>
              </text:list-item>
              <text:list-item>
                <text:p>Insert 4</text:p>
              </text:list-item>
              <text:list-item>
                <text:p>Insert 6</text:p>
              </text:list-item>
              <text:list-item>
                <text:p text:style-name="P9">Contains 4? - True</text:p>
              </text:list-item>
              <text:list-item>
                <text:p>Contains 5? - True</text:p>
              </text:list-item>
            </text:list>
          </draw:text-box>
        </draw:frame>
        <draw:frame draw:name="מציין מיקום תוכן 3" presentation:style-name="pr6" draw:text-style-name="P12" draw:layer="layout" svg:width="9.821cm" svg:height="15.874cm" svg:x="12.785cm" svg:y="2.415cm" presentation:class="outline" presentation:user-transformed="true">
          <draw:text-box>
            <text:list text:style-name="L3">
              <text:list-item>
                <text:p><text:span text:style-name="T5">[5,_,_,_,_,_,_,_,_,_]</text:span></text:p>
              </text:list-item>
              <text:list-item>
                <text:p><text:span text:style-name="T5">[5,3,_,_,_,_,_,_,_,_]</text:span></text:p>
              </text:list-item>
              <text:list-item>
                <text:p><text:span text:style-name="T5">[5,3,7,_,_,_,_,_,_,_]</text:span></text:p>
              </text:list-item>
              <text:list-item>
                <text:p><text:span text:style-name="T6">(Linear search)</text:span></text:p>
              </text:list-item>
              <text:list-item>
                <text:p><text:span text:style-name="T6">(Linear search)</text:span></text:p>
              </text:list-item>
              <text:list-item>
                <text:p><text:span text:style-name="T5">[5,3,7,4,_,_,_,_,_,_]</text:span></text:p>
              </text:list-item>
              <text:list-item>
                <text:p><text:span text:style-name="T5">[5,3,7,4,6,_,_,_,_,_]</text:span></text:p>
              </text:list-item>
              <text:list-item>
                <text:p><text:span text:style-name="T6">(Linear search)</text:span></text:p>
              </text:list-item>
              <text:list-item>
                <text:p><text:span text:style-name="T6">(Linear search)</text:span></text:p>
              </text:list-item>
            </text:list>
          </draw:text-box>
        </draw:frame>
        <draw:frame draw:style-name="gr2" draw:text-style-name="P14" draw:layer="layout" svg:width="18.288cm" svg:height="1.673cm" svg:x="3.302cm" svg:y="17.018cm">
          <draw:text-box>
            <text:p text:style-name="P13"><text:span text:style-name="T7">Quick insertion, slow sear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olution #2 – Ordered Array</text:span></text:p>
          </draw:text-box>
        </draw:frame>
        <draw:frame draw:name="מציין מיקום של מספר שקופית 2" presentation:style-name="pr5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9.821cm" svg:height="15.874cm" svg:x="1.355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 <text:s text:c="3"/></text:p>
              </text:list-item>
              <text:list-item>
                <text:p>Insert 7</text:p>
              </text:list-item>
              <text:list-item>
                <text:p>Contains 4? - False</text:p>
              </text:list-item>
              <text:list-item>
                <text:p>Contains 5? - True</text:p>
              </text:list-item>
              <text:list-item>
                <text:p>Insert 4</text:p>
              </text:list-item>
              <text:list-item>
                <text:p>Insert 6</text:p>
              </text:list-item>
              <text:list-item>
                <text:p text:style-name="P9">Contains 4? - True</text:p>
              </text:list-item>
              <text:list-item>
                <text:p>Contains 5? - True</text:p>
              </text:list-item>
            </text:list>
          </draw:text-box>
        </draw:frame>
        <draw:frame draw:name="מציין מיקום תוכן 3" presentation:style-name="pr6" draw:text-style-name="P12" draw:layer="layout" svg:width="9.821cm" svg:height="15.874cm" svg:x="12.785cm" svg:y="2.415cm" presentation:class="outline" presentation:user-transformed="true">
          <draw:text-box>
            <text:list text:style-name="L3">
              <text:list-item>
                <text:p><text:span text:style-name="T5">[5,_,_,_,_,_,_,_,_,_]</text:span></text:p>
              </text:list-item>
              <text:list-item>
                <text:p><text:span text:style-name="T5">[3,5,_,_,_,_,_,_,_,_]</text:span></text:p>
              </text:list-item>
              <text:list-item>
                <text:p><text:span text:style-name="T5">[3,5,7,_,_,_,_,_,_,_]</text:span></text:p>
              </text:list-item>
              <text:list-item>
                <text:p><text:span text:style-name="T6">(Binary search)</text:span></text:p>
              </text:list-item>
              <text:list-item>
                <text:p><text:span text:style-name="T6">(Binary search)</text:span></text:p>
              </text:list-item>
              <text:list-item>
                <text:p><text:span text:style-name="T5">[3,4,5,7,_,_,_,_,_,_]</text:span></text:p>
              </text:list-item>
              <text:list-item>
                <text:p><text:span text:style-name="T5">[3,4,5,6,7,_,_,_,_,_]</text:span></text:p>
              </text:list-item>
              <text:list-item>
                <text:p><text:span text:style-name="T6">(Binary search)</text:span></text:p>
              </text:list-item>
              <text:list-item>
                <text:p><text:span text:style-name="T6">(Binary search)</text:span></text:p>
              </text:list-item>
            </text:list>
          </draw:text-box>
        </draw:frame>
        <draw:frame draw:style-name="gr2" draw:text-style-name="P14" draw:layer="layout" svg:width="18.288cm" svg:height="1.673cm" svg:x="3.302cm" svg:y="17.018cm">
          <draw:text-box>
            <text:p text:style-name="P13"><text:span text:style-name="T7">Quick search, slow inser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olution #3 – </text:span><text:span text:style-name="T8">Binary Tree</text:span></text:p>
          </draw:text-box>
        </draw:frame>
        <draw:frame draw:name="מציין מיקום של מספר שקופית 2" presentation:style-name="pr5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3" draw:text-style-name="P17" draw:layer="layout" svg:width="22.352cm" svg:height="10.205cm" svg:x="1.27cm" svg:y="2.899cm">
          <draw:text-box>
            <text:p text:style-name="P16"><text:span text:style-name="T9">Goal</text:span><text:span text:style-name="T7">: Quick search, quick insertion.</text:span></text:p>
            <text:p text:style-name="P16"><text:span text:style-name="T9">Idea</text:span><text:span text:style-name="T7">: </text:span></text:p>
            <text:list text:style-name="L1">
              <text:list-item>
                <text:p text:style-name="P16"><text:span text:style-name="T7">No array; </text:span></text:p>
              </text:list-item>
              <text:list-item>
                <text:p text:style-name="P16"><text:span text:style-name="T7">Each number is in its own "node";</text:span></text:p>
              </text:list-item>
              <text:list-item>
                <text:p text:style-name="P16"><text:span text:style-name="T7">Smaller numbers go to left;</text:span></text:p>
              </text:list-item>
              <text:list-item>
                <text:p text:style-name="P16"><text:span text:style-name="T7">Larger numbers go to right.</text:span></text:p>
              </text:list-item>
            </text:list>
            <text:p text:style-name="P16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olution #3 – </text:span><text:span text:style-name="T8">Binary Tree</text:span></text:p>
          </draw:text-box>
        </draw:frame>
        <draw:frame draw:name="מציין מיקום של מספר שקופית 2" presentation:style-name="pr5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9.821cm" svg:height="15.874cm" svg:x="1.356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<text:span text:style-name="T10">Insert 3</text:span></text:p>
                <text:p/>
              </text:list-item>
            </text:list>
          </draw:text-box>
        </draw:frame>
        <draw:custom-shape draw:style-name="gr4" draw:text-style-name="P18" draw:layer="layout" svg:width="2.032cm" svg:height="1.016cm" svg:x="17.272cm" svg:y="3.048cm">
          <text:p text:style-name="P13"><text:span text:style-name="T11">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olution #3 – </text:span><text:span text:style-name="T8">Binary Tree</text:span></text:p>
          </draw:text-box>
        </draw:frame>
        <draw:frame draw:name="מציין מיקום של מספר שקופית 2" presentation:style-name="pr5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9.821cm" svg:height="15.874cm" svg:x="1.356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</text:p>
              </text:list-item>
              <text:list-item>
                <text:p><text:span text:style-name="T10">Insert 7</text:span></text:p>
              </text:list-item>
            </text:list>
          </draw:text-box>
        </draw:frame>
        <draw:custom-shape draw:style-name="gr4" draw:text-style-name="P18" draw:layer="layout" svg:width="2.032cm" svg:height="1.016cm" svg:x="17.272cm" svg:y="3.048cm">
          <text:p text:style-name="P13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2.032cm" svg:height="1.016cm" svg:x="14.732cm" svg:y="4.826cm">
          <text:p text:style-name="P13"><text:span text:style-name="T11">3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7.272cm" svg:y1="4.064cm" svg:x2="16.256cm" svg:y2="4.826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olution #3 – </text:span><text:span text:style-name="T8">Binary Tree</text:span></text:p>
          </draw:text-box>
        </draw:frame>
        <draw:frame draw:name="מציין מיקום של מספר שקופית 2" presentation:style-name="pr5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9.821cm" svg:height="15.874cm" svg:x="1.356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</text:p>
              </text:list-item>
              <text:list-item>
                <text:p>Insert 7</text:p>
              </text:list-item>
              <text:list-item>
                <text:p><text:span text:style-name="T10">Insert 4</text:span></text:p>
                <text:p/>
              </text:list-item>
            </text:list>
          </draw:text-box>
        </draw:frame>
        <draw:custom-shape draw:style-name="gr4" draw:text-style-name="P18" draw:layer="layout" svg:width="2.032cm" svg:height="1.016cm" svg:x="17.272cm" svg:y="3.048cm">
          <text:p text:style-name="P13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2.032cm" svg:height="1.016cm" svg:x="14.732cm" svg:y="4.826cm">
          <text:p text:style-name="P13"><text:span text:style-name="T11">3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7.272cm" svg:y1="4.064cm" svg:x2="16.256cm" svg:y2="4.826cm">
          <text:p/>
        </draw:line>
        <draw:custom-shape draw:style-name="gr4" draw:text-style-name="P18" draw:layer="layout" svg:width="2.032cm" svg:height="1.016cm" svg:x="20.066cm" svg:y="4.826cm">
          <text:p text:style-name="P13"><text:span text:style-name="T11">7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9.304cm" svg:y1="4.064cm" svg:x2="20.32cm" svg:y2="4.826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olution #3 – </text:span><text:span text:style-name="T8">Binary Tree</text:span></text:p>
          </draw:text-box>
        </draw:frame>
        <draw:frame draw:name="מציין מיקום של מספר שקופית 2" presentation:style-name="pr5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9.821cm" svg:height="15.874cm" svg:x="1.356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</text:p>
              </text:list-item>
              <text:list-item>
                <text:p>Insert 7</text:p>
              </text:list-item>
              <text:list-item>
                <text:p>Insert 4</text:p>
              </text:list-item>
              <text:list-item>
                <text:p><text:span text:style-name="T10">Insert 6</text:span></text:p>
                <text:p/>
              </text:list-item>
            </text:list>
          </draw:text-box>
        </draw:frame>
        <draw:custom-shape draw:style-name="gr4" draw:text-style-name="P18" draw:layer="layout" svg:width="2.032cm" svg:height="1.016cm" svg:x="17.272cm" svg:y="3.048cm">
          <text:p text:style-name="P13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2.032cm" svg:height="1.016cm" svg:x="14.732cm" svg:y="4.826cm">
          <text:p text:style-name="P13"><text:span text:style-name="T11">3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7.272cm" svg:y1="4.064cm" svg:x2="16.256cm" svg:y2="4.826cm">
          <text:p/>
        </draw:line>
        <draw:custom-shape draw:style-name="gr4" draw:text-style-name="P18" draw:layer="layout" svg:width="2.032cm" svg:height="1.016cm" svg:x="20.066cm" svg:y="4.826cm">
          <text:p text:style-name="P13"><text:span text:style-name="T11">7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9.304cm" svg:y1="4.064cm" svg:x2="20.32cm" svg:y2="4.826cm">
          <text:p/>
        </draw:line>
        <draw:custom-shape draw:style-name="gr4" draw:text-style-name="P18" draw:layer="layout" svg:width="2.032cm" svg:height="1.016cm" svg:x="16.51cm" svg:y="6.858cm">
          <text:p text:style-name="P13"><text:span text:style-name="T11">4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6.002cm" svg:y1="5.842cm" svg:x2="17.272cm" svg:y2="6.858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8">Binary Tree</text:span></text:p>
          </draw:text-box>
        </draw:frame>
        <draw:frame draw:name="מציין מיקום של מספר שקופית 2" presentation:style-name="pr5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9.821cm" svg:height="15.874cm" svg:x="1.356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</text:p>
              </text:list-item>
              <text:list-item>
                <text:p>Insert 7</text:p>
              </text:list-item>
              <text:list-item>
                <text:p>Insert 4</text:p>
              </text:list-item>
              <text:list-item>
                <text:p>Insert 6</text:p>
                <text:p/>
              </text:list-item>
            </text:list>
          </draw:text-box>
        </draw:frame>
        <draw:custom-shape draw:style-name="gr4" draw:text-style-name="P18" draw:layer="layout" svg:width="2.032cm" svg:height="1.016cm" svg:x="17.272cm" svg:y="3.048cm">
          <text:p text:style-name="P13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2.032cm" svg:height="1.016cm" svg:x="14.732cm" svg:y="4.826cm">
          <text:p text:style-name="P13"><text:span text:style-name="T11">3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7.272cm" svg:y1="4.064cm" svg:x2="16.256cm" svg:y2="4.826cm">
          <text:p/>
        </draw:line>
        <draw:custom-shape draw:style-name="gr4" draw:text-style-name="P18" draw:layer="layout" svg:width="2.032cm" svg:height="1.016cm" svg:x="20.066cm" svg:y="4.826cm">
          <text:p text:style-name="P13"><text:span text:style-name="T11">7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9.304cm" svg:y1="4.064cm" svg:x2="20.32cm" svg:y2="4.826cm">
          <text:p/>
        </draw:line>
        <draw:custom-shape draw:style-name="gr4" draw:text-style-name="P18" draw:layer="layout" svg:width="2.032cm" svg:height="1.016cm" svg:x="16.51cm" svg:y="6.858cm">
          <text:p text:style-name="P13"><text:span text:style-name="T11">4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6.002cm" svg:y1="5.842cm" svg:x2="17.272cm" svg:y2="6.858cm">
          <text:p/>
        </draw:line>
        <draw:custom-shape draw:style-name="gr4" draw:text-style-name="P18" draw:layer="layout" svg:width="2.032cm" svg:height="1.016cm" svg:x="19.05cm" svg:y="6.858cm">
          <text:p text:style-name="P13"><text:span text:style-name="T11">6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21.082cm" svg:y1="5.842cm" svg:x2="19.812cm" svg:y2="6.858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0" draw:layer="layout" svg:width="23.706cm" svg:height="1.776cm" svg:x="0.847cm" svg:y="0.763cm" presentation:class="title" presentation:user-transformed="true">
          <draw:text-box>
            <text:p text:style-name="P6"><text:span text:style-name="T3">Binary Tree – remove node with </text:span><text:span text:style-name="T8">no children</text:span><text:span text:style-name="T3">:</text:span></text:p>
          </draw:text-box>
        </draw:frame>
        <draw:frame draw:name="מציין מיקום של מספר שקופית 2" presentation:style-name="pr5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9.821cm" svg:height="15.874cm" svg:x="1.356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</text:p>
              </text:list-item>
              <text:list-item>
                <text:p>Insert 7</text:p>
              </text:list-item>
              <text:list-item>
                <text:p>Insert 4</text:p>
              </text:list-item>
              <text:list-item>
                <text:p>Insert 6</text:p>
              </text:list-item>
              <text:list-item>
                <text:p>Remove 4<text:span text:style-name="T12"> – just delete the node.</text:span></text:p>
                <text:p/>
              </text:list-item>
            </text:list>
          </draw:text-box>
        </draw:frame>
        <draw:custom-shape draw:style-name="gr4" draw:text-style-name="P18" draw:layer="layout" svg:width="2.032cm" svg:height="1.016cm" svg:x="17.272cm" svg:y="3.048cm">
          <text:p text:style-name="P13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2.032cm" svg:height="1.016cm" svg:x="14.732cm" svg:y="4.826cm">
          <text:p text:style-name="P13"><text:span text:style-name="T11">3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7.272cm" svg:y1="4.064cm" svg:x2="16.256cm" svg:y2="4.826cm">
          <text:p/>
        </draw:line>
        <draw:custom-shape draw:style-name="gr4" draw:text-style-name="P18" draw:layer="layout" svg:width="2.032cm" svg:height="1.016cm" svg:x="20.066cm" svg:y="4.826cm">
          <text:p text:style-name="P13"><text:span text:style-name="T11">7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9.304cm" svg:y1="4.064cm" svg:x2="20.32cm" svg:y2="4.826cm">
          <text:p/>
        </draw:line>
        <draw:custom-shape draw:style-name="gr4" draw:text-style-name="P18" draw:layer="layout" svg:width="2.032cm" svg:height="1.016cm" svg:x="16.51cm" svg:y="6.858cm">
          <text:p text:style-name="P13"><text:span text:style-name="T11">4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6.002cm" svg:y1="5.842cm" svg:x2="17.272cm" svg:y2="6.858cm">
          <text:p/>
        </draw:line>
        <draw:custom-shape draw:style-name="gr4" draw:text-style-name="P18" draw:layer="layout" svg:width="2.032cm" svg:height="1.016cm" svg:x="19.05cm" svg:y="6.858cm">
          <text:p text:style-name="P13"><text:span text:style-name="T11">6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21.082cm" svg:y1="5.842cm" svg:x2="19.812cm" svg:y2="6.858cm">
          <text:p/>
        </draw:line>
        <draw:line draw:style-name="gr6" draw:text-style-name="P19" draw:layer="layout" svg:x1="16.002cm" svg:y1="6.604cm" svg:x2="18.796cm" svg:y2="8.89cm">
          <text:p/>
        </draw:line>
        <draw:line draw:style-name="gr6" draw:text-style-name="P19" draw:layer="layout" svg:x1="18.542cm" svg:y1="6.35cm" svg:x2="16.51cm" svg:y2="8.636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כותרת_20_ותוכן_5f_" presentation:presentation-page-layout-name="AL2T11">
        <office:forms form:automatic-focus="false" form:apply-design-mode="false"/>
        <draw:frame draw:name="כותרת 1" presentation:style-name="pr8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13">Binary Tree</text:span><text:span text:style-name="T3"> – remove node with </text:span><text:span text:style-name="T8">one child</text:span><text:span text:style-name="T3">:</text:span></text:p>
          </draw:text-box>
        </draw:frame>
        <draw:frame draw:name="מציין מיקום של מספר שקופית 2" presentation:style-name="pr9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0" draw:text-style-name="P10" draw:layer="layout" svg:width="9.821cm" svg:height="15.874cm" svg:x="1.356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</text:p>
              </text:list-item>
              <text:list-item>
                <text:p>Insert 7</text:p>
              </text:list-item>
              <text:list-item>
                <text:p>Insert 4</text:p>
              </text:list-item>
              <text:list-item>
                <text:p>Insert 6</text:p>
              </text:list-item>
              <text:list-item>
                <text:p><text:span text:style-name="T10">Remove 7</text:span><text:span text:style-name="T14"> </text:span></text:p>
              </text:list-item>
            </text:list>
          </draw:text-box>
        </draw:frame>
        <draw:custom-shape draw:style-name="gr4" draw:text-style-name="P18" draw:layer="layout" svg:width="2.032cm" svg:height="1.016cm" svg:x="17.272cm" svg:y="3.048cm">
          <text:p text:style-name="P13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2.032cm" svg:height="1.016cm" svg:x="14.732cm" svg:y="4.826cm">
          <text:p text:style-name="P13"><text:span text:style-name="T11">3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7.272cm" svg:y1="4.064cm" svg:x2="16.256cm" svg:y2="4.826cm">
          <text:p/>
        </draw:line>
        <draw:custom-shape draw:style-name="gr4" draw:text-style-name="P18" draw:layer="layout" svg:width="2.032cm" svg:height="1.016cm" svg:x="20.066cm" svg:y="4.826cm">
          <text:p text:style-name="P13"><text:span text:style-name="T11">7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9.304cm" svg:y1="4.064cm" svg:x2="20.32cm" svg:y2="4.826cm">
          <text:p/>
        </draw:line>
        <draw:custom-shape draw:style-name="gr4" draw:text-style-name="P18" draw:layer="layout" svg:width="2.032cm" svg:height="1.016cm" svg:x="16.51cm" svg:y="6.858cm">
          <text:p text:style-name="P13"><text:span text:style-name="T11">4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6.002cm" svg:y1="5.842cm" svg:x2="17.272cm" svg:y2="6.858cm">
          <text:p/>
        </draw:line>
        <draw:custom-shape draw:style-name="gr4" draw:text-style-name="P18" draw:layer="layout" svg:width="2.032cm" svg:height="1.016cm" svg:x="19.05cm" svg:y="6.858cm">
          <text:p text:style-name="P13"><text:span text:style-name="T11">6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21.082cm" svg:y1="5.842cm" svg:x2="19.812cm" svg:y2="6.858cm">
          <text:p/>
        </draw:line>
        <draw:custom-shape draw:style-name="gr4" draw:text-style-name="P18" draw:layer="layout" svg:width="2.032cm" svg:height="1.016cm" svg:x="20.574cm" svg:y="8.89cm">
          <text:p text:style-name="P13"><text:span text:style-name="T11">6.5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20.32cm" svg:y1="7.874cm" svg:x2="21.59cm" svg:y2="8.89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0" draw:layer="layout" svg:width="23.706cm" svg:height="1.776cm" svg:x="0.847cm" svg:y="0.763cm" presentation:class="title" presentation:user-transformed="true">
          <draw:text-box>
            <text:p text:style-name="P6"><text:span text:style-name="T3">Binary Tree – remove node with </text:span><text:span text:style-name="T8">one child</text:span><text:span text:style-name="T3">:</text:span></text:p>
          </draw:text-box>
        </draw:frame>
        <draw:frame draw:name="מציין מיקום של מספר שקופית 2" presentation:style-name="pr5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9.821cm" svg:height="15.874cm" svg:x="1.356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</text:p>
              </text:list-item>
              <text:list-item>
                <text:p>Insert 7</text:p>
              </text:list-item>
              <text:list-item>
                <text:p>Insert 4</text:p>
              </text:list-item>
              <text:list-item>
                <text:p>Insert 6</text:p>
              </text:list-item>
              <text:list-item>
                <text:p>Remove 7<text:span text:style-name="T12"> – take left sub-tree and move it instead of the deleted node.</text:span></text:p>
              </text:list-item>
            </text:list>
          </draw:text-box>
        </draw:frame>
        <draw:custom-shape draw:style-name="gr4" draw:text-style-name="P18" draw:layer="layout" svg:width="2.032cm" svg:height="1.016cm" svg:x="17.272cm" svg:y="3.048cm">
          <text:p text:style-name="P13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2.032cm" svg:height="1.016cm" svg:x="14.732cm" svg:y="4.826cm">
          <text:p text:style-name="P13"><text:span text:style-name="T11">3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7.272cm" svg:y1="4.064cm" svg:x2="16.256cm" svg:y2="4.826cm">
          <text:p/>
        </draw:line>
        <draw:custom-shape draw:style-name="gr4" draw:text-style-name="P18" draw:layer="layout" svg:width="2.032cm" svg:height="1.016cm" svg:x="22.86cm" svg:y="4.064cm">
          <text:p text:style-name="P13"><text:span text:style-name="T11">7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9.304cm" svg:y1="4.064cm" svg:x2="20.32cm" svg:y2="4.826cm">
          <text:p/>
        </draw:line>
        <draw:custom-shape draw:style-name="gr4" draw:text-style-name="P18" draw:layer="layout" svg:width="2.032cm" svg:height="1.016cm" svg:x="16.51cm" svg:y="6.858cm">
          <text:p text:style-name="P13"><text:span text:style-name="T11">4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6.002cm" svg:y1="5.842cm" svg:x2="17.272cm" svg:y2="6.858cm">
          <text:p/>
        </draw:line>
        <draw:custom-shape draw:style-name="gr4" draw:text-style-name="P18" draw:layer="layout" svg:width="2.032cm" svg:height="1.016cm" svg:x="20.066cm" svg:y="4.826cm">
          <text:p text:style-name="P13"><text:span text:style-name="T11">6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6" draw:text-style-name="P19" draw:layer="layout" svg:x1="22.606cm" svg:y1="3.556cm" svg:x2="25.4cm" svg:y2="5.842cm">
          <text:p/>
        </draw:line>
        <draw:line draw:style-name="gr6" draw:text-style-name="P19" draw:layer="layout" svg:x1="25.146cm" svg:y1="3.302cm" svg:x2="23.114cm" svg:y2="5.588cm">
          <text:p/>
        </draw:line>
        <draw:custom-shape draw:style-name="gr4" draw:text-style-name="P18" draw:layer="layout" svg:width="2.032cm" svg:height="1.016cm" svg:x="21.336cm" svg:y="6.858cm">
          <text:p text:style-name="P13"><text:span text:style-name="T11">6.5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21.082cm" svg:y1="5.842cm" svg:x2="22.352cm" svg:y2="6.858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כותרת_20_ותוכן_5f_" presentation:presentation-page-layout-name="AL2T11">
        <office:forms form:automatic-focus="false" form:apply-design-mode="false"/>
        <draw:frame draw:name="כותרת 1" presentation:style-name="pr8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Binary Tree – remove node </text:span><text:span text:style-name="T8">with two children</text:span><text:span text:style-name="T3">:</text:span></text:p>
          </draw:text-box>
        </draw:frame>
        <draw:frame draw:name="מציין מיקום של מספר שקופית 2" presentation:style-name="pr9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0" draw:text-style-name="P10" draw:layer="layout" svg:width="9.821cm" svg:height="15.874cm" svg:x="1.356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</text:p>
              </text:list-item>
              <text:list-item>
                <text:p>Insert 7</text:p>
              </text:list-item>
              <text:list-item>
                <text:p>Insert 4</text:p>
              </text:list-item>
              <text:list-item>
                <text:p>Insert 6</text:p>
              </text:list-item>
              <text:list-item>
                <text:p><text:span text:style-name="T10">Remove 5</text:span><text:span text:style-name="T14"> </text:span></text:p>
              </text:list-item>
            </text:list>
          </draw:text-box>
        </draw:frame>
        <draw:custom-shape draw:style-name="gr4" draw:text-style-name="P18" draw:layer="layout" svg:width="2.032cm" svg:height="1.016cm" svg:x="17.272cm" svg:y="3.048cm">
          <text:p text:style-name="P13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2.032cm" svg:height="1.016cm" svg:x="14.732cm" svg:y="4.826cm">
          <text:p text:style-name="P13"><text:span text:style-name="T11">3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7.272cm" svg:y1="4.064cm" svg:x2="16.256cm" svg:y2="4.826cm">
          <text:p/>
        </draw:line>
        <draw:custom-shape draw:style-name="gr4" draw:text-style-name="P18" draw:layer="layout" svg:width="2.032cm" svg:height="1.016cm" svg:x="20.066cm" svg:y="4.826cm">
          <text:p text:style-name="P13"><text:span text:style-name="T11">7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9.304cm" svg:y1="4.064cm" svg:x2="20.32cm" svg:y2="4.826cm">
          <text:p/>
        </draw:line>
        <draw:custom-shape draw:style-name="gr4" draw:text-style-name="P18" draw:layer="layout" svg:width="2.032cm" svg:height="1.016cm" svg:x="16.51cm" svg:y="6.858cm">
          <text:p text:style-name="P13"><text:span text:style-name="T11">4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6.002cm" svg:y1="5.842cm" svg:x2="17.272cm" svg:y2="6.858cm">
          <text:p/>
        </draw:line>
        <draw:custom-shape draw:style-name="gr4" draw:text-style-name="P18" draw:layer="layout" svg:width="2.032cm" svg:height="1.016cm" svg:x="19.05cm" svg:y="6.858cm">
          <text:p text:style-name="P13"><text:span text:style-name="T11">6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21.082cm" svg:y1="5.842cm" svg:x2="19.812cm" svg:y2="6.858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כותרת_20_ותוכן_5f_" presentation:presentation-page-layout-name="AL2T11">
        <office:forms form:automatic-focus="false" form:apply-design-mode="false"/>
        <draw:frame draw:name="כותרת 1" presentation:style-name="pr8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Binary Tree – remove node </text:span><text:span text:style-name="T8">with two children</text:span><text:span text:style-name="T3">:</text:span></text:p>
          </draw:text-box>
        </draw:frame>
        <draw:frame draw:name="מציין מיקום של מספר שקופית 2" presentation:style-name="pr9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0" draw:text-style-name="P10" draw:layer="layout" svg:width="9.821cm" svg:height="15.874cm" svg:x="1.356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</text:p>
              </text:list-item>
              <text:list-item>
                <text:p>Insert 7</text:p>
              </text:list-item>
              <text:list-item>
                <text:p>Insert 4</text:p>
              </text:list-item>
              <text:list-item>
                <text:p>Insert 6</text:p>
              </text:list-item>
              <text:list-item>
                <text:p>Remove 5 – <text:span text:style-name="T15">copy smallest number in right sub-tree to deleted node; delete smallest element recursively.</text:span></text:p>
                <text:p/>
              </text:list-item>
            </text:list>
          </draw:text-box>
        </draw:frame>
        <draw:custom-shape draw:style-name="gr4" draw:text-style-name="P18" draw:layer="layout" svg:width="2.032cm" svg:height="1.016cm" svg:x="17.272cm" svg:y="3.048cm">
          <text:p text:style-name="P13"><text:span text:style-name="T1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2.032cm" svg:height="1.016cm" svg:x="14.732cm" svg:y="4.826cm">
          <text:p text:style-name="P13"><text:span text:style-name="T11">3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7.272cm" svg:y1="4.064cm" svg:x2="16.256cm" svg:y2="4.826cm">
          <text:p/>
        </draw:line>
        <draw:custom-shape draw:style-name="gr4" draw:text-style-name="P18" draw:layer="layout" svg:width="2.032cm" svg:height="1.016cm" svg:x="20.066cm" svg:y="4.826cm">
          <text:p text:style-name="P13"><text:span text:style-name="T11">7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9.304cm" svg:y1="4.064cm" svg:x2="20.32cm" svg:y2="4.826cm">
          <text:p/>
        </draw:line>
        <draw:custom-shape draw:style-name="gr4" draw:text-style-name="P18" draw:layer="layout" svg:width="2.032cm" svg:height="1.016cm" svg:x="16.51cm" svg:y="6.858cm">
          <text:p text:style-name="P13"><text:span text:style-name="T11">4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6.002cm" svg:y1="5.842cm" svg:x2="17.272cm" svg:y2="6.858cm">
          <text:p/>
        </draw:line>
        <draw:custom-shape draw:style-name="gr4" draw:text-style-name="P18" draw:layer="layout" svg:width="2.032cm" svg:height="1.016cm" svg:x="19.05cm" svg:y="6.858cm">
          <text:p text:style-name="P13"><text:span text:style-name="T11">6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21.082cm" svg:y1="5.842cm" svg:x2="19.812cm" svg:y2="6.858cm">
          <text:p/>
        </draw:line>
        <draw:line draw:style-name="gr6" draw:text-style-name="P19" draw:layer="layout" svg:x1="18.796cm" svg:y1="6.35cm" svg:x2="21.59cm" svg:y2="8.636cm">
          <text:p/>
        </draw:line>
        <draw:line draw:style-name="gr6" draw:text-style-name="P19" draw:layer="layout" svg:x1="21.336cm" svg:y1="6.096cm" svg:x2="19.304cm" svg:y2="8.382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כותרת_20_ותוכן_5f_" presentation:presentation-page-layout-name="AL2T11">
        <office:forms form:automatic-focus="false" form:apply-design-mode="false"/>
        <draw:frame draw:name="כותרת 1" presentation:style-name="pr8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Binary Tree – further information</text:span></text:p>
          </draw:text-box>
        </draw:frame>
        <draw:frame draw:name="מציין מיקום של מספר שקופית 2" presentation:style-name="pr9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0" draw:text-style-name="P10" draw:layer="layout" svg:width="23.282cm" svg:height="4.319cm" svg:x="1.356cm" svg:y="2.539cm" presentation:class="outline" presentation:user-transformed="true">
          <draw:text-box>
            <text:list text:style-name="L3">
              <text:list-item>
                <text:p><text:a xlink:href="http://www.algolist.net/Data_structures/Binary_search_tree/Removal" xlink:type="simple">http://www.algolist.net/Data_structures/Binary_search_tree/Remova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9">19/3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9">19/3/19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40</meta:editing-cycles>
    <meta:print-date>1999-11-04T13:06:28</meta:print-date>
    <meta:creation-date>1999-10-10T10:49:40</meta:creation-date>
    <dc:date>2019-03-19T16:14:06.026525309</dc:date>
    <meta:editing-duration>P27DT22H26M5S</meta:editing-duration>
    <meta:generator>LibreOffice/6.1.5.2$Linux_X86_64 LibreOffice_project/10$Build-2</meta:generator>
    <meta:document-statistic meta:object-count="230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